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n" svg:font-family="'Times new romann'"/>
  </office:font-face-decls>
  <office:automatic-styles>
    <style:style style:name="P1" style:family="paragraph" style:parent-style-name="Standard">
      <style:text-properties style:font-name="Times new romann" officeooo:rsid="000ffee5" officeooo:paragraph-rsid="000ff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synchronized and explicit lock execution times are equivalent.</text:p>
      <text:p text:style-name="P1">The read write lock version is faster then the previous versions, it perform about 0,5/1 second faster.</text:p>
      <text:p text:style-name="P1">It is faster because it able concurrent reading and locks only the writing process, this cause better performanc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n" svg:font-family="'Times new ro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9:30:00.945360331</meta:creation-date>
    <meta:generator>LibreOffice/7.3.1.3$Linux_X86_64 LibreOffice_project/eead5aec017556e2cdbf9dfff06537ec58969b73</meta:generator>
    <dc:date>2022-03-29T19:34:33.212529399</dc:date>
    <meta:editing-duration>PT4M33S</meta:editing-duration>
    <meta:editing-cycles>1</meta:editing-cycles>
    <meta:document-statistic meta:table-count="0" meta:image-count="0" meta:object-count="0" meta:page-count="1" meta:paragraph-count="3" meta:word-count="44" meta:character-count="284" meta:non-whitespace-character-count="242"/>
  </office:meta>
</office:document-meta>
</file>